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3653in" fo:margin-left="0.491in" table:align="left"/>
    </style:style>
    <style:style style:name="Table1.A" style:family="table-column">
      <style:table-column-properties style:column-width="6.3653in"/>
    </style:style>
    <style:style style:name="Table1.A1" style:family="table-cell">
      <style:table-cell-properties style:vertical-align="middle" fo:background-color="#e0e0e0" fo:padding="0.0194in" fo:border="none">
        <style:background-image/>
      </style:table-cell-properties>
    </style:style>
    <style:style style:name="P1" style:family="paragraph" style:parent-style-name="Standard">
      <style:text-properties officeooo:rsid="000160e5" officeooo:paragraph-rsid="000d7637"/>
    </style:style>
    <style:style style:name="P2" style:family="paragraph" style:parent-style-name="Standard">
      <style:text-properties officeooo:rsid="000e31f5" officeooo:paragraph-rsid="000d7637"/>
    </style:style>
    <style:style style:name="P3" style:family="paragraph" style:parent-style-name="Standard">
      <style:text-properties officeooo:paragraph-rsid="000d7637"/>
    </style:style>
    <style:style style:name="P4" style:family="paragraph" style:parent-style-name="Text_20_body">
      <style:text-properties officeooo:rsid="000160e5" officeooo:paragraph-rsid="000d7637"/>
    </style:style>
    <style:style style:name="P5" style:family="paragraph" style:parent-style-name="Text_20_body">
      <style:text-properties officeooo:paragraph-rsid="000e31f5"/>
    </style:style>
    <style:style style:name="P6" style:family="paragraph" style:parent-style-name="Text_20_body">
      <style:text-properties officeooo:rsid="000f918a" officeooo:paragraph-rsid="000f918a"/>
    </style:style>
    <style:style style:name="P7" style:family="paragraph" style:parent-style-name="Text_20_body">
      <style:text-properties officeooo:rsid="00126d26" officeooo:paragraph-rsid="00126d26"/>
    </style:style>
    <style:style style:name="P8" style:family="paragraph" style:parent-style-name="Text_20_body">
      <style:text-properties officeooo:rsid="00126d26" officeooo:paragraph-rsid="0014e91a"/>
    </style:style>
    <style:style style:name="P9" style:family="paragraph" style:parent-style-name="Text_20_body">
      <style:text-properties officeooo:paragraph-rsid="0014e91a"/>
    </style:style>
    <style:style style:name="P10" style:family="paragraph" style:parent-style-name="Text_20_body">
      <style:text-properties fo:color="#000000" officeooo:rsid="0014e149" officeooo:paragraph-rsid="0014e91a"/>
    </style:style>
    <style:style style:name="P11" style:family="paragraph" style:parent-style-name="Text_20_body">
      <style:text-properties officeooo:paragraph-rsid="001a7c7b"/>
    </style:style>
    <style:style style:name="P12" style:family="paragraph" style:parent-style-name="Text_20_body">
      <style:paragraph-properties fo:margin-top="0in" fo:margin-bottom="0in" loext:contextual-spacing="false"/>
    </style:style>
    <style:style style:name="P13" style:family="paragraph" style:parent-style-name="Preformatted_20_Text">
      <style:paragraph-properties fo:margin-top="0in" fo:margin-bottom="0.1965in" loext:contextual-spacing="false"/>
    </style:style>
    <style:style style:name="P14" style:family="paragraph" style:parent-style-name="Preformatted_20_Text">
      <style:paragraph-properties fo:margin-top="0in" fo:margin-bottom="0.1965in" loext:contextual-spacing="false"/>
      <style:text-properties officeooo:paragraph-rsid="00125f43"/>
    </style:style>
    <style:style style:name="P15" style:family="paragraph" style:parent-style-name="Preformatted_20_Text">
      <style:paragraph-properties fo:margin-top="0in" fo:margin-bottom="0.1965in" loext:contextual-spacing="false"/>
      <style:text-properties fo:color="#0066b3" fo:font-size="12pt" style:font-size-asian="12pt" style:font-size-complex="12pt"/>
    </style:style>
    <style:style style:name="P16" style:family="paragraph" style:parent-style-name="Preformatted_20_Text">
      <style:paragraph-properties fo:margin-top="0in" fo:margin-bottom="0.1965in" loext:contextual-spacing="false"/>
      <style:text-properties fo:color="#0066b3" style:font-name="Liberation Mono" fo:font-size="12pt" officeooo:paragraph-rsid="0016ec2d" style:font-size-asian="12pt" style:font-size-complex="12pt"/>
    </style:style>
    <style:style style:name="P17" style:family="paragraph" style:parent-style-name="Preformatted_20_Text">
      <style:paragraph-properties fo:margin-top="0in" fo:margin-bottom="0.1965in" loext:contextual-spacing="false"/>
      <style:text-properties fo:color="#1b75bc"/>
    </style:style>
    <style:style style:name="P18" style:family="paragraph" style:parent-style-name="Preformatted_20_Text">
      <style:paragraph-properties fo:margin-top="0in" fo:margin-bottom="0.1965in" loext:contextual-spacing="false"/>
      <style:text-properties fo:color="#1b75bc" fo:font-size="12pt" style:font-size-asian="12pt" style:font-size-complex="12pt"/>
    </style:style>
    <style:style style:name="P19" style:family="paragraph" style:parent-style-name="Preformatted_20_Text">
      <style:paragraph-properties fo:margin-top="0in" fo:margin-bottom="0.1965in" loext:contextual-spacing="false"/>
      <style:text-properties fo:color="#1b75bc" fo:font-size="12pt" officeooo:rsid="001ddb18" officeooo:paragraph-rsid="001ddb18" style:font-size-asian="12pt" style:font-size-complex="12pt"/>
    </style:style>
    <style:style style:name="P20" style:family="paragraph" style:parent-style-name="Preformatted_20_Text">
      <style:paragraph-properties fo:margin-top="0in" fo:margin-bottom="0.1965in" loext:contextual-spacing="false"/>
      <style:text-properties fo:color="#1b75bc" fo:font-size="12pt" officeooo:paragraph-rsid="0026c7a3" style:font-size-asian="12pt" style:font-size-complex="12pt"/>
    </style:style>
    <style:style style:name="P21" style:family="paragraph" style:parent-style-name="Preformatted_20_Text">
      <style:paragraph-properties fo:margin-top="0in" fo:margin-bottom="0.1965in" loext:contextual-spacing="false"/>
      <style:text-properties fo:color="#1b75bc" style:font-name="Liberation Mono" fo:font-size="12pt" style:font-size-asian="12pt" style:font-size-complex="12pt"/>
    </style:style>
    <style:style style:name="P22" style:family="paragraph" style:parent-style-name="Preformatted_20_Text">
      <style:paragraph-properties fo:margin-top="0in" fo:margin-bottom="0.1965in" loext:contextual-spacing="false"/>
      <style:text-properties fo:color="#1b75bc" style:font-name="Liberation Serif" fo:font-size="12pt" style:font-size-asian="12pt" style:font-size-complex="12pt"/>
    </style:style>
    <style:style style:name="P23" style:family="paragraph" style:parent-style-name="Preformatted_20_Text">
      <style:text-properties fo:color="#1b75bc" fo:font-size="12pt" style:font-size-asian="12pt" style:font-size-complex="12pt"/>
    </style:style>
    <style:style style:name="P24" style:family="paragraph" style:parent-style-name="Preformatted_20_Text">
      <style:text-properties fo:color="#1b75bc" style:font-name="Liberation Mono" fo:font-size="12pt" style:font-size-asian="12pt" style:font-size-complex="12pt"/>
    </style:style>
    <style:style style:name="P25" style:family="paragraph" style:parent-style-name="Preformatted_20_Text">
      <style:text-properties fo:font-size="12pt" style:font-size-asian="12pt" style:font-size-complex="12pt"/>
    </style:style>
    <style:style style:name="P26" style:family="paragraph" style:parent-style-name="Standard">
      <style:text-properties officeooo:rsid="000160e5" officeooo:paragraph-rsid="000d7637"/>
    </style:style>
    <style:style style:name="P27" style:family="paragraph" style:parent-style-name="Standard">
      <style:text-properties fo:color="#008000" fo:font-size="14pt" fo:font-weight="bold" officeooo:rsid="000160e5" officeooo:paragraph-rsid="000d7637"/>
    </style:style>
    <style:style style:name="P28" style:family="paragraph" style:parent-style-name="Text_20_body" style:list-style-name="L1"/>
    <style:style style:name="P29" style:family="paragraph" style:parent-style-name="Text_20_body" style:list-style-name="L2"/>
    <style:style style:name="P30" style:family="paragraph" style:parent-style-name="Text_20_body" style:list-style-name="L3">
      <style:text-properties officeooo:paragraph-rsid="001a7c7b"/>
    </style:style>
    <style:style style:name="P31" style:family="paragraph" style:parent-style-name="Text_20_body" style:list-style-name="L3">
      <style:text-properties fo:color="#1b75bc" style:font-name="Liberation Mono" fo:font-size="12pt" officeooo:paragraph-rsid="001a7c7b" style:font-size-asian="12pt" style:font-size-complex="12pt"/>
    </style:style>
    <style:style style:name="P32" style:family="paragraph" style:parent-style-name="Text_20_body" style:list-style-name="L4"/>
    <style:style style:name="P33" style:family="paragraph" style:parent-style-name="Text_20_body" style:list-style-name="L1">
      <style:paragraph-properties fo:margin-top="0in" fo:margin-bottom="0in" loext:contextual-spacing="false"/>
    </style:style>
    <style:style style:name="P34" style:family="paragraph" style:parent-style-name="Text_20_body" style:list-style-name="L2">
      <style:paragraph-properties fo:margin-top="0in" fo:margin-bottom="0in" loext:contextual-spacing="false"/>
    </style:style>
    <style:style style:name="P35" style:family="paragraph" style:parent-style-name="Text_20_body" style:list-style-name="L2">
      <style:paragraph-properties fo:margin-top="0in" fo:margin-bottom="0in" loext:contextual-spacing="false"/>
      <style:text-properties officeooo:paragraph-rsid="0016ec2d"/>
    </style:style>
    <style:style style:name="P36" style:family="paragraph" style:parent-style-name="Text_20_body" style:list-style-name="L3">
      <style:paragraph-properties fo:margin-top="0in" fo:margin-bottom="0in" loext:contextual-spacing="false"/>
    </style:style>
    <style:style style:name="P37" style:family="paragraph" style:parent-style-name="Text_20_body" style:list-style-name="L3">
      <style:paragraph-properties fo:margin-top="0in" fo:margin-bottom="0in" loext:contextual-spacing="false"/>
      <style:text-properties officeooo:paragraph-rsid="0018b7fd"/>
    </style:style>
    <style:style style:name="P38" style:family="paragraph" style:parent-style-name="Text_20_body" style:list-style-name="L3">
      <style:paragraph-properties fo:margin-top="0in" fo:margin-bottom="0in" loext:contextual-spacing="false"/>
      <style:text-properties style:font-name="Liberation Serif" fo:font-size="12pt" officeooo:paragraph-rsid="0018b7fd" style:font-size-asian="12pt" style:font-size-complex="12pt"/>
    </style:style>
    <style:style style:name="P39" style:family="paragraph" style:parent-style-name="Text_20_body" style:list-style-name="L3">
      <style:paragraph-properties fo:margin-top="0in" fo:margin-bottom="0in" loext:contextual-spacing="false"/>
      <style:text-properties fo:color="#1b75bc" style:font-name="Liberation Mono" fo:font-size="12pt" officeooo:paragraph-rsid="0018b7fd" style:font-size-asian="12pt" style:font-size-complex="12pt"/>
    </style:style>
    <style:style style:name="P40" style:family="paragraph" style:parent-style-name="Text_20_body" style:list-style-name="L4">
      <style:paragraph-properties fo:margin-top="0in" fo:margin-bottom="0in" loext:contextual-spacing="false"/>
    </style:style>
    <style:style style:name="P41" style:family="paragraph" style:parent-style-name="Text_20_body">
      <style:paragraph-properties fo:margin-top="0in" fo:margin-bottom="0.1965in" loext:contextual-spacing="false"/>
      <style:text-properties fo:color="#000000" fo:font-size="12pt" fo:font-weight="normal" officeooo:rsid="003c7f56" officeooo:paragraph-rsid="003c7f56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margin-top="0in" fo:margin-bottom="0.1965in" loext:contextual-spacing="false"/>
      <style:text-properties fo:color="#000000" fo:font-size="12pt" fo:font-weight="normal" officeooo:rsid="001f678f" officeooo:paragraph-rsid="003c7f56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margin-top="0in" fo:margin-bottom="0.1965in" loext:contextual-spacing="false"/>
      <style:text-properties fo:color="#008000" fo:font-size="14pt" fo:font-weight="bold" officeooo:rsid="001f678f" officeooo:paragraph-rsid="001ddb18" style:font-size-asian="12pt" style:font-size-complex="12pt"/>
    </style:style>
    <style:style style:name="P44" style:family="paragraph" style:parent-style-name="Preformatted_20_Text" style:list-style-name="L2">
      <style:text-properties fo:color="#0066b3" fo:font-size="12pt" style:font-size-asian="12pt" style:font-size-complex="12pt"/>
    </style:style>
    <style:style style:name="P45" style:family="paragraph" style:parent-style-name="Preformatted_20_Text">
      <style:text-properties fo:color="#0369a3" fo:font-size="12pt" style:font-size-asian="12pt" style:font-size-complex="12pt"/>
    </style:style>
    <style:style style:name="P46" style:family="paragraph" style:parent-style-name="Preformatted_20_Text">
      <style:text-properties fo:color="#0369a3" fo:font-size="14pt" officeooo:rsid="0040ac7c" officeooo:paragraph-rsid="0040ac7c" style:font-size-asian="12.25pt" style:font-size-complex="14pt"/>
    </style:style>
    <style:style style:name="P47" style:family="paragraph" style:parent-style-name="Preformatted_20_Text">
      <style:text-properties fo:color="#000000" fo:font-size="14pt" officeooo:rsid="0040ac7c" officeooo:paragraph-rsid="0040ac7c" style:font-size-asian="12.25pt" style:font-size-complex="14pt"/>
    </style:style>
    <style:style style:name="P48" style:family="paragraph" style:parent-style-name="Preformatted_20_Text" style:list-style-name="L2">
      <style:paragraph-properties fo:margin-top="0in" fo:margin-bottom="0in" loext:contextual-spacing="false"/>
      <style:text-properties fo:color="#0066b3" fo:font-size="12pt" style:font-size-asian="12pt" style:font-size-complex="12pt"/>
    </style:style>
    <style:style style:name="P49" style:family="paragraph" style:parent-style-name="Preformatted_20_Text" style:list-style-name="L2">
      <style:paragraph-properties fo:margin-top="0in" fo:margin-bottom="0in" loext:contextual-spacing="false"/>
      <style:text-properties fo:color="#0066b3" fo:font-size="12pt" officeooo:paragraph-rsid="0016ec2d" style:font-size-asian="12pt" style:font-size-complex="12pt"/>
    </style:style>
    <style:style style:name="P50" style:family="paragraph" style:parent-style-name="Preformatted_20_Text" style:list-style-name="L3">
      <style:paragraph-properties fo:margin-top="0in" fo:margin-bottom="0in" loext:contextual-spacing="false"/>
      <style:text-properties fo:color="#1b75bc" fo:font-size="12pt" officeooo:rsid="0018b7fd" officeooo:paragraph-rsid="0018b7fd" style:font-size-asian="12pt" style:font-size-complex="12pt"/>
    </style:style>
    <style:style style:name="P51" style:family="paragraph" style:parent-style-name="Preformatted_20_Text" style:list-style-name="L3">
      <style:paragraph-properties fo:margin-top="0in" fo:margin-bottom="0in" loext:contextual-spacing="false"/>
      <style:text-properties fo:color="#1b75bc" fo:font-size="12pt" officeooo:rsid="001a7c7b" officeooo:paragraph-rsid="001a7c7b" style:font-size-asian="12pt" style:font-size-complex="12pt"/>
    </style:style>
    <style:style style:name="P52" style:family="paragraph" style:parent-style-name="Preformatted_20_Text">
      <style:paragraph-properties fo:margin-top="0in" fo:margin-bottom="0.1965in" loext:contextual-spacing="false"/>
    </style:style>
    <style:style style:name="P53" style:family="paragraph" style:parent-style-name="Preformatted_20_Text">
      <style:paragraph-properties fo:margin-top="0in" fo:margin-bottom="0.1965in" loext:contextual-spacing="false"/>
      <style:text-properties fo:color="#1b75bc" fo:font-size="12pt" style:font-size-asian="12pt" style:font-size-complex="12pt"/>
    </style:style>
    <style:style style:name="P54" style:family="paragraph" style:parent-style-name="Preformatted_20_Text">
      <style:paragraph-properties fo:margin-top="0in" fo:margin-bottom="0.1965in" loext:contextual-spacing="false"/>
      <style:text-properties fo:color="#1b75bc" fo:font-size="12pt" fo:font-weight="bold" officeooo:paragraph-rsid="0026c7a3" style:font-size-asian="12pt" style:font-size-complex="12pt"/>
    </style:style>
    <style:style style:name="P55" style:family="paragraph" style:parent-style-name="Preformatted_20_Text">
      <style:paragraph-properties fo:margin-top="0in" fo:margin-bottom="0.1965in" loext:contextual-spacing="false"/>
      <style:text-properties fo:color="#1b75bc" fo:font-size="12pt" fo:font-weight="normal" officeooo:rsid="001ddb18" officeooo:paragraph-rsid="003a175b" style:font-size-asian="12pt" style:font-weight-asian="normal" style:font-size-complex="12pt" style:font-weight-complex="normal"/>
    </style:style>
    <style:style style:name="P56" style:family="paragraph" style:parent-style-name="Preformatted_20_Text">
      <style:paragraph-properties fo:margin-top="0in" fo:margin-bottom="0.1965in" loext:contextual-spacing="false"/>
      <style:text-properties fo:color="#1b75bc" fo:font-size="12pt" fo:font-weight="normal" officeooo:rsid="001ddb18" officeooo:paragraph-rsid="003c7f56" style:font-size-asian="12pt" style:font-weight-asian="normal" style:font-size-complex="12pt" style:font-weight-complex="normal"/>
    </style:style>
    <style:style style:name="P57" style:family="paragraph" style:parent-style-name="Preformatted_20_Text">
      <style:paragraph-properties fo:margin-top="0in" fo:margin-bottom="0.1965in" loext:contextual-spacing="false"/>
      <style:text-properties fo:color="#000000" fo:font-size="12pt" style:font-size-asian="12pt" style:font-size-complex="12pt"/>
    </style:style>
    <style:style style:name="P58" style:family="paragraph" style:parent-style-name="Preformatted_20_Text">
      <style:paragraph-properties fo:margin-top="0in" fo:margin-bottom="0.1965in" loext:contextual-spacing="false"/>
      <style:text-properties fo:color="#000000" fo:font-size="12pt" officeooo:rsid="001f678f" officeooo:paragraph-rsid="001ddb18" style:font-size-asian="12pt" style:font-size-complex="12pt"/>
    </style:style>
    <style:style style:name="P59" style:family="paragraph" style:parent-style-name="Preformatted_20_Text">
      <style:paragraph-properties fo:margin-top="0in" fo:margin-bottom="0.1965in" loext:contextual-spacing="false"/>
      <style:text-properties fo:color="#000000" fo:font-size="12pt" officeooo:rsid="004a3da7" officeooo:paragraph-rsid="004a3da7" style:font-size-asian="12pt" style:font-size-complex="12pt"/>
    </style:style>
    <style:style style:name="P60" style:family="paragraph" style:parent-style-name="Preformatted_20_Text">
      <style:paragraph-properties fo:margin-top="0in" fo:margin-bottom="0.1965in" loext:contextual-spacing="false"/>
      <style:text-properties fo:color="#000000" fo:font-size="12pt" officeooo:rsid="004f7712" officeooo:paragraph-rsid="004f7712" style:font-size-asian="12pt" style:font-size-complex="12pt"/>
    </style:style>
    <style:style style:name="P61" style:family="paragraph" style:parent-style-name="Preformatted_20_Text">
      <style:paragraph-properties fo:margin-top="0in" fo:margin-bottom="0.1965in" loext:contextual-spacing="false"/>
      <style:text-properties fo:color="#000000" fo:font-size="12pt" fo:font-weight="normal" officeooo:rsid="002f90bb" officeooo:paragraph-rsid="002f90bb" style:font-size-asian="10.5pt" style:font-weight-asian="normal" style:font-size-complex="12pt" style:font-weight-complex="normal"/>
    </style:style>
    <style:style style:name="P62" style:family="paragraph" style:parent-style-name="Preformatted_20_Text">
      <style:paragraph-properties fo:margin-top="0in" fo:margin-bottom="0.1965in" loext:contextual-spacing="false"/>
      <style:text-properties fo:color="#000000" fo:font-size="12pt" fo:font-weight="normal" officeooo:rsid="0037aaee" officeooo:paragraph-rsid="0037aaee" style:font-size-asian="10.5pt" style:font-weight-asian="normal" style:font-size-complex="12pt" style:font-weight-complex="normal"/>
    </style:style>
    <style:style style:name="P63" style:family="paragraph" style:parent-style-name="Preformatted_20_Text">
      <style:paragraph-properties fo:margin-top="0in" fo:margin-bottom="0.1965in" loext:contextual-spacing="false"/>
      <style:text-properties fo:color="#000000" fo:font-size="12pt" fo:font-weight="normal" officeooo:rsid="003a175b" officeooo:paragraph-rsid="003a175b" style:font-size-asian="10.5pt" style:font-weight-asian="normal" style:font-size-complex="12pt" style:font-weight-complex="normal"/>
    </style:style>
    <style:style style:name="P64" style:family="paragraph" style:parent-style-name="Preformatted_20_Text">
      <style:paragraph-properties fo:margin-top="0in" fo:margin-bottom="0.1965in" loext:contextual-spacing="false"/>
      <style:text-properties fo:color="#000000" fo:font-size="12pt" fo:font-weight="normal" officeooo:rsid="003c7f56" officeooo:paragraph-rsid="003c7f56" style:font-size-asian="12pt" style:font-weight-asian="normal" style:font-size-complex="12pt" style:font-weight-complex="normal"/>
    </style:style>
    <style:style style:name="P65" style:family="paragraph" style:parent-style-name="Preformatted_20_Text">
      <style:paragraph-properties fo:margin-top="0in" fo:margin-bottom="0.1965in" loext:contextual-spacing="false"/>
      <style:text-properties fo:color="#008000" fo:font-size="14pt" fo:font-weight="bold" officeooo:rsid="001f678f" officeooo:paragraph-rsid="001ddb18" style:font-size-asian="12pt" style:font-size-complex="12pt"/>
    </style:style>
    <style:style style:name="P66" style:family="paragraph" style:parent-style-name="Preformatted_20_Text">
      <style:paragraph-properties fo:margin-top="0in" fo:margin-bottom="0.1965in" loext:contextual-spacing="false"/>
      <style:text-properties fo:color="#008000" fo:font-size="14pt" fo:font-weight="bold" officeooo:rsid="002f90bb" officeooo:paragraph-rsid="002f90bb" style:font-size-asian="12pt" style:font-size-complex="12pt"/>
    </style:style>
    <style:style style:name="P67" style:family="paragraph" style:parent-style-name="Preformatted_20_Text">
      <style:paragraph-properties fo:margin-top="0in" fo:margin-bottom="0.1965in" loext:contextual-spacing="false"/>
      <style:text-properties fo:color="#0369a3" fo:font-size="14pt" fo:font-weight="normal" officeooo:rsid="001f678f" officeooo:paragraph-rsid="001ddb18" style:font-size-asian="12pt" style:font-weight-asian="normal" style:font-size-complex="12pt" style:font-weight-complex="normal"/>
    </style:style>
    <style:style style:name="P68" style:family="paragraph" style:parent-style-name="Preformatted_20_Text">
      <style:paragraph-properties fo:margin-top="0in" fo:margin-bottom="0.1965in" loext:contextual-spacing="false"/>
      <style:text-properties fo:color="#0369a3" fo:font-size="12pt" fo:font-weight="normal" officeooo:rsid="00372252" officeooo:paragraph-rsid="00372252" style:font-size-asian="12pt" style:font-weight-asian="normal" style:font-size-complex="12pt" style:font-weight-complex="normal"/>
    </style:style>
    <style:style style:name="P69" style:family="paragraph" style:parent-style-name="Preformatted_20_Text">
      <style:paragraph-properties fo:margin-top="0in" fo:margin-bottom="0.1965in" loext:contextual-spacing="false"/>
      <style:text-properties fo:color="#0369a3" fo:font-size="12pt" fo:font-weight="normal" officeooo:rsid="003c7f56" officeooo:paragraph-rsid="003c7f56" style:font-size-asian="12pt" style:font-weight-asian="normal" style:font-size-complex="12pt" style:font-weight-complex="normal"/>
    </style:style>
    <style:style style:name="P70" style:family="paragraph" style:parent-style-name="Preformatted_20_Text">
      <style:paragraph-properties fo:margin-top="0in" fo:margin-bottom="0.1965in" loext:contextual-spacing="false"/>
      <style:text-properties fo:color="#0369a3" fo:font-size="12pt" style:font-size-asian="12pt" style:font-size-complex="12pt"/>
    </style:style>
    <style:style style:name="P71" style:family="paragraph" style:parent-style-name="Preformatted_20_Text">
      <style:paragraph-properties fo:margin-top="0in" fo:margin-bottom="0.1965in" loext:contextual-spacing="false"/>
      <style:text-properties officeooo:paragraph-rsid="003c7f56"/>
    </style:style>
    <style:style style:name="T1" style:family="text">
      <style:text-properties officeooo:rsid="000d7637"/>
    </style:style>
    <style:style style:name="T2" style:family="text">
      <style:text-properties fo:color="#ff00ff" fo:font-weight="bold"/>
    </style:style>
    <style:style style:name="T3" style:family="text">
      <style:text-properties fo:color="#ff00ff" fo:font-weight="bold" officeooo:rsid="0014e149"/>
    </style:style>
    <style:style style:name="T4" style:family="text">
      <style:text-properties fo:color="#232729" fo:background-color="#eeeeec" loext:char-shading-value="0"/>
    </style:style>
    <style:style style:name="T5" style:family="text">
      <style:text-properties fo:color="#006d6f"/>
    </style:style>
    <style:style style:name="T6" style:family="text">
      <style:text-properties fo:color="#000000"/>
    </style:style>
    <style:style style:name="T7" style:family="text">
      <style:text-properties fo:color="#000000" officeooo:rsid="0014e149"/>
    </style:style>
    <style:style style:name="T8" style:family="text">
      <style:text-properties fo:color="#000000" style:font-name="Liberation Mono"/>
    </style:style>
    <style:style style:name="T9" style:family="text">
      <style:text-properties fo:color="#000000" style:font-name="Liberation Mono" officeooo:rsid="0014e149"/>
    </style:style>
    <style:style style:name="T10" style:family="text">
      <style:text-properties fo:color="#000000" officeooo:rsid="001f678f"/>
    </style:style>
    <style:style style:name="T11" style:family="text">
      <style:text-properties fo:color="#000000" fo:font-weight="bold" officeooo:rsid="001f678f"/>
    </style:style>
    <style:style style:name="T12" style:family="text">
      <style:text-properties fo:color="#0066b3"/>
    </style:style>
    <style:style style:name="T13" style:family="text">
      <style:text-properties fo:color="#0066b3" style:font-name="Liberation Mono" fo:font-size="12pt" style:font-size-asian="12pt" style:font-size-complex="12pt"/>
    </style:style>
    <style:style style:name="T14" style:family="text">
      <style:text-properties fo:color="#0066b3" style:font-name="Liberation Mono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weight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/>
    </style:style>
    <style:style style:name="T18" style:family="text">
      <style:text-properties officeooo:rsid="000e31f5"/>
    </style:style>
    <style:style style:name="T19" style:family="text">
      <style:text-properties fo:color="#8ae234" fo:font-weight="bold"/>
    </style:style>
    <style:style style:name="T20" style:family="text">
      <style:text-properties fo:color="#729fcf" fo:font-weight="bold"/>
    </style:style>
    <style:style style:name="T21" style:family="text">
      <style:text-properties fo:color="#1b75bc"/>
    </style:style>
    <style:style style:name="T22" style:family="text">
      <style:text-properties fo:color="#1b75bc" fo:font-weight="bold"/>
    </style:style>
    <style:style style:name="T23" style:family="text">
      <style:text-properties fo:color="#1b75bc" fo:font-weight="bold" style:font-weight-asian="bold" style:font-weight-complex="bold"/>
    </style:style>
    <style:style style:name="T24" style:family="text">
      <style:text-properties fo:color="#1b75bc" fo:font-size="12pt" style:font-size-asian="12pt" style:font-size-complex="12pt"/>
    </style:style>
    <style:style style:name="T25" style:family="text">
      <style:text-properties fo:color="#1b75bc" fo:font-size="12pt" fo:font-weight="bold" style:font-size-asian="12pt" style:font-weight-asian="bold" style:font-size-complex="12pt" style:font-weight-complex="bold"/>
    </style:style>
    <style:style style:name="T26" style:family="text">
      <style:text-properties officeooo:rsid="001ddb18"/>
    </style:style>
    <style:style style:name="T27" style:family="text">
      <style:text-properties officeooo:rsid="002f4ea4"/>
    </style:style>
    <style:style style:name="T28" style:family="text">
      <style:text-properties fo:color="#0369a3" fo:font-size="12pt" fo:font-weight="bold" officeooo:rsid="001f678f" style:font-size-asian="12pt" style:font-weight-asian="bold" style:font-size-complex="12pt" style:font-weight-complex="bold"/>
    </style:style>
    <style:style style:name="T29" style:family="text">
      <style:text-properties fo:color="#0369a3" fo:font-size="12pt" fo:font-weight="normal" officeooo:rsid="001f678f" style:font-size-asian="12pt" style:font-weight-asian="normal" style:font-size-complex="12pt" style:font-weight-complex="normal"/>
    </style:style>
    <style:style style:name="T30" style:family="text">
      <style:text-properties officeooo:rsid="0032fc17"/>
    </style:style>
    <style:style style:name="T31" style:family="text">
      <style:text-properties officeooo:rsid="00391f6f"/>
    </style:style>
    <style:style style:name="T32" style:family="text">
      <style:text-properties fo:color="#0000ff"/>
    </style:style>
    <style:style style:name="T33" style:family="text">
      <style:text-properties fo:color="#ad7fa8"/>
    </style:style>
    <style:style style:name="T34" style:family="text">
      <style:text-properties officeooo:rsid="0049b3b8"/>
    </style:style>
    <style:style style:name="T35" style:family="text">
      <style:text-properties officeooo:rsid="004a3da7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bby Laudeman</text:p>
      <text:p text:style-name="P1">CSE 460</text:p>
      <text:p text:style-name="P1">Lab <text:span text:style-name="T1">2</text:span></text:p>
      <text:p text:style-name="P1"/>
      <text:p text:style-name="P27"><text:span text:style-name="T27">1. </text:span>Basic Shell Programming</text:p>
      <text:p text:style-name="P1"/>
      <text:p text:style-name="P4"><text:span text:style-name="T2">Exercise</text:span>: </text:p>
      <text:list xml:id="list312891053" text:style-name="L1">
        <text:list-item>
          <text:p text:style-name="P28">Write the following shell script, save it, execute it and note down its output. 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reformatted_20_Text">$ vi ginfo</text:p>
            <text:p text:style-name="Preformatted_20_Text">#</text:p>
            <text:p text:style-name="Preformatted_20_Text">#</text:p>
            <text:p text:style-name="Preformatted_20_Text"># Script to print user information who currently login, current date &amp; time</text:p>
            <text:p text:style-name="Preformatted_20_Text">#</text:p>
            <text:p text:style-name="Preformatted_20_Text">clear</text:p>
            <text:p text:style-name="Preformatted_20_Text">echo "Hello $USER"</text:p>
            <text:p text:style-name="Preformatted_20_Text">echo "Today is <text:s/>";date</text:p>
            <text:p text:style-name="Preformatted_20_Text">echo "Number of user login : " ; who | wc -l</text:p>
            <text:p text:style-name="Preformatted_20_Text">echo "Calendar"</text:p>
            <text:p text:style-name="Preformatted_20_Text">cal</text:p>
            <text:p text:style-name="P13">exit 0</text:p>
          </table:table-cell>
        </table:table-row>
      </table:table>
      <text:p text:style-name="P5"/>
      <text:p text:style-name="P6"><text:span text:style-name="T12">Output</text:span>:</text:p>
      <text:p text:style-name="P5"><text:tab/>Hello 005705423@csusb.edu</text:p>
      <text:p text:style-name="Preformatted_20_Text"><text:tab/>Today is <text:s/></text:p>
      <text:p text:style-name="Preformatted_20_Text"><text:tab/>Tue Apr <text:s/>9 14:47:16 PDT 2019</text:p>
      <text:p text:style-name="Preformatted_20_Text"><text:tab/>Number of user login : </text:p>
      <text:p text:style-name="Preformatted_20_Text"><text:tab/>1</text:p>
      <text:p text:style-name="Preformatted_20_Text"><text:tab/>Calendar</text:p>
      <text:p text:style-name="Preformatted_20_Text"><text:tab/> <text:s text:c="4"/>April 2019 <text:s text:c="4"/></text:p>
      <text:p text:style-name="Preformatted_20_Text"><text:tab/>Su Mo Tu We Th Fr Sa</text:p>
      <text:p text:style-name="Preformatted_20_Text"><text:tab/> <text:s text:c="3"/>1 <text:s/>2 <text:s/>3 <text:s/>4 <text:s/>5 <text:s/>6</text:p>
      <text:p text:style-name="Preformatted_20_Text"><text:tab/> 7 <text:s/>8 <text:span text:style-name="T4"><text:s/>9</text:span> 10 11 12 13</text:p>
      <text:p text:style-name="Preformatted_20_Text"><text:tab/>14 15 16 17 18 19 20</text:p>
      <text:p text:style-name="Preformatted_20_Text"><text:tab/>21 22 23 24 25 26 27</text:p>
      <text:p text:style-name="P14"><text:tab/>28 29 30 <text:s text:c="2"/></text:p>
      <text:p text:style-name="P14"><text:tab/>What difference do you see when executing the script with</text:p>
      <text:p text:style-name="P14"><text:tab/>$ ./ginfo </text:p>
      <text:list xml:id="list200234834642609" text:continue-numbering="true" text:style-name="L1">
        <text:list-header>
          <text:p text:style-name="P33">and with </text:p>
          <text:list>
            <text:list-header>
              <text:p text:style-name="P33">$ . ./ginfo </text:p>
            </text:list-header>
          </text:list>
          <text:p text:style-name="P28">Why? </text:p>
        </text:list-header>
      </text:list>
      <text:p text:style-name="P7"><text:span text:style-name="T12">Answer</text:span><text:span text:style-name="T5">:</text:span></text:p>
      <text:p text:style-name="P8"><text:span text:style-name="T5"><text:tab/></text:span><text:span text:style-name="T8">When executing the script with $ ./ginfo it executes normally <text:tab/>outputting the same thing as <text:tab/>above. When executing the script <text:tab/>with $. ./ginfo the terminal closes because it is </text:span><text:span text:style-name="T9">run in the </text:span><text:soft-page-break/><text:span text:style-name="T9"><text:tab/>current shell not a new one, so the exit command closes the <text:tab/>terminal.</text:span></text:p>
      <text:p text:style-name="P10"/>
      <text:p text:style-name="P9"><text:span text:style-name="T7"><text:s/></text:span><text:span text:style-name="T3">Exercise</text:span><text:span text:style-name="T7">: </text:span></text:p>
      <text:list xml:id="list3743242526" text:style-name="L2">
        <text:list-header>
          <text:p text:style-name="P34">Use the system variables to fine out the following: </text:p>
          <text:list>
            <text:list-item>
              <text:p text:style-name="P34">your current working directory</text:p>
            </text:list-item>
          </text:list>
        </text:list-header>
      </text:list>
      <text:p text:style-name="P12"><text:tab/><text:tab/><text:span text:style-name="T14">[005705423@csusb.edu@jb358-14 Lab2]$</text:span><text:span text:style-name="T13"> echo $PWD</text:span></text:p>
      <text:p text:style-name="P16"><text:tab/><text:tab/>/home/csusb.edu/005705423/cse460/Lab2</text:p>
      <text:list xml:id="list200234831950958" text:continue-numbering="true" text:style-name="L2">
        <text:list-item>
          <text:list>
            <text:list-item>
              <text:p text:style-name="P35">your login name </text:p>
              <text:p text:style-name="P49"><text:span text:style-name="T16">[005705423@csusb.edu@jb358-14 Lab2]$</text:span> echo $LOGNAME</text:p>
            </text:list-item>
          </text:list>
        </text:list-item>
      </text:list>
      <text:p text:style-name="P15"><text:tab/><text:tab/>005705423@csusb.edu</text:p>
      <text:list xml:id="list200234043282256" text:continue-numbering="true" text:style-name="L2">
        <text:list-item>
          <text:list>
            <text:list-item>
              <text:p text:style-name="P34">the version of your shell </text:p>
            </text:list-item>
          </text:list>
        </text:list-item>
      </text:list>
      <text:p text:style-name="P12"><text:tab/><text:tab/><text:span text:style-name="T25">[005705423@csusb.edu@jb358-14 Lab2]$</text:span><text:span text:style-name="T24"> echo $BASH_VERSION</text:span></text:p>
      <text:p text:style-name="P18"><text:tab/><text:tab/>4.4.23(1)-release</text:p>
      <text:list xml:id="list200234655720508" text:continue-numbering="true" text:style-name="L2">
        <text:list-item>
          <text:list>
            <text:list-item>
              <text:p text:style-name="P34">your home directory </text:p>
              <text:p text:style-name="P48"><text:span text:style-name="T16">[005705423@csusb.edu@jb358-14 Lab2]$</text:span> echo $HOME</text:p>
            </text:list-item>
          </text:list>
        </text:list-item>
      </text:list>
      <text:p text:style-name="P15"><text:tab/><text:tab/>/home/csusb.edu/005705423</text:p>
      <text:list xml:id="list200235757356705" text:continue-numbering="true" text:style-name="L2">
        <text:list-item>
          <text:list>
            <text:list-item>
              <text:p text:style-name="P29">the number of columns of your current terminal </text:p>
              <text:p text:style-name="P44"><text:span text:style-name="T16">[005705423@csusb.edu@jb358-14 Lab2]$</text:span> echo $COLUMNS</text:p>
            </text:list-item>
          </text:list>
        </text:list-item>
      </text:list>
      <text:p text:style-name="P15"><text:tab/><text:tab/>80</text:p>
      <text:p text:style-name="P10"><text:tab/></text:p>
      <text:p text:style-name="P3"><text:span text:style-name="T18"><text:tab/></text:span><text:span text:style-name="T2">Exercise</text:span>: (You may look up the Internet to find the answers) </text:p>
      <text:list xml:id="list1929662925" text:style-name="L3">
        <text:list-item>
          <text:p text:style-name="P36">Q.1.How do you define variable x with value 10 and print it on screen? </text:p>
          <text:p text:style-name="P50"><text:span text:style-name="T15">bobby@blade</text:span>:<text:span text:style-name="T15">~/cse/cse460/Lab2</text:span><text:span text:style-name="T16">$</text:span> x=10</text:p>
        </text:list-item>
      </text:list>
      <text:p text:style-name="P25"><text:span text:style-name="T19"><text:tab/></text:span><text:span text:style-name="T22">bobby@blade</text:span><text:span text:style-name="T21">:</text:span><text:span text:style-name="T22">~/cse/cse460/Lab2</text:span><text:span text:style-name="T23">$</text:span><text:span text:style-name="T21"> echo $x</text:span></text:p>
      <text:p text:style-name="P18"><text:tab/>10</text:p>
      <text:list xml:id="list200235437685624" text:continue-numbering="true" text:style-name="L3">
        <text:list-item>
          <text:p text:style-name="P36">Q.2.How do you define variable xn with value 'Rani' and print it on screen? </text:p>
          <text:p text:style-name="P50"><text:span text:style-name="T15">bobby@blade</text:span>:<text:span text:style-name="T15">~/cse/cse460/Lab2</text:span><text:span text:style-name="T16">$</text:span> xn=’Rani’</text:p>
        </text:list-item>
      </text:list>
      <text:p text:style-name="P23"><text:span text:style-name="T15"><text:tab/>bobby@blade</text:span>:<text:span text:style-name="T15">~/cse/cse460/Lab2</text:span><text:span text:style-name="T16">$</text:span> echo $xn</text:p>
      <text:p text:style-name="P18"><text:tab/>Rani</text:p>
      <text:list xml:id="list200234142735738" text:continue-numbering="true" text:style-name="L3">
        <text:list-item>
          <text:p text:style-name="P37">Q.3.How do you print the sum of two numbers, say, 6 and 3?</text:p>
          <text:p text:style-name="P38"><text:s/><text:span text:style-name="T22">bobby@blade</text:span><text:span text:style-name="T21">:</text:span><text:span text:style-name="T22">~/cse/cse460/Lab2</text:span><text:span text:style-name="T23">$</text:span><text:span text:style-name="T21"> echo <text:s/>$((6+3))</text:span></text:p>
        </text:list-item>
      </text:list>
      <text:p text:style-name="P22"><text:tab/>9</text:p>
      <text:list xml:id="list200235818782301" text:continue-numbering="true" text:style-name="L3">
        <text:list-item>
          <text:p text:style-name="P37">Q.4.How do you define two variables x=20, y=5 and then print the quotient of x and y (i.e. x/y)?</text:p>
          <text:p text:style-name="P39"><text:span text:style-name="T15">bobby@blade</text:span>:<text:span text:style-name="T15">~/cse/cse460/Lab2</text:span><text:span text:style-name="T16">$</text:span> x=20; y=5</text:p>
        </text:list-item>
      </text:list>
      <text:p text:style-name="P24"><text:soft-page-break/><text:span text:style-name="T15"><text:tab/>bobby@blade</text:span>:<text:span text:style-name="T15">~/cse/cse460/Lab2</text:span><text:span text:style-name="T16">$</text:span> echo $((x/y))</text:p>
      <text:p text:style-name="P21"><text:tab/>4</text:p>
      <text:list xml:id="list200234160922008" text:continue-numbering="true" text:style-name="L3">
        <text:list-item>
          <text:p text:style-name="P36">Q.5.Modify the above question to store the result of dividing x by y to a variable called z. </text:p>
          <text:p text:style-name="P51"><text:span text:style-name="T15">bobby@blade</text:span>:<text:span text:style-name="T15">~/cse/cse460/Lab2</text:span><text:span text:style-name="T16">$</text:span> x=20; y=5</text:p>
        </text:list-item>
      </text:list>
      <text:p text:style-name="P23"><text:span text:style-name="T15"><text:tab/>bobby@blade</text:span>:<text:span text:style-name="T15">~/cse/cse460/Lab2</text:span><text:span text:style-name="T16">$</text:span> z=$((x/y))</text:p>
      <text:p text:style-name="P23"><text:span text:style-name="T15"><text:tab/>bobby@blade</text:span>:<text:span text:style-name="T15">~/cse/cse460/Lab2</text:span><text:span text:style-name="T16">$</text:span> echo $z</text:p>
      <text:p text:style-name="P18"><text:tab/>4</text:p>
      <text:list xml:id="list200234718714826" text:continue-numbering="true" text:style-name="L3">
        <text:list-item>
          <text:p text:style-name="P36">Now do the following: </text:p>
          <text:list>
            <text:list-item>
              <text:p text:style-name="P36">Create a shell script named <text:span text:style-name="T17">testShell.sh</text:span> that contains the statement: </text:p>
              <text:list>
                <text:list-header>
                  <text:p text:style-name="P36">XYZ=2017 </text:p>
                </text:list-header>
              </text:list>
            </text:list-item>
            <text:list-item>
              <text:p text:style-name="P36">Execute the script using: </text:p>
              <text:list>
                <text:list-header>
                  <text:p text:style-name="P36">$ ./testShell.sh </text:p>
                </text:list-header>
              </text:list>
            </text:list-item>
            <text:list-item>
              <text:p text:style-name="P36">Execute </text:p>
              <text:list>
                <text:list-header>
                  <text:p text:style-name="P36">$ echo $XYZ </text:p>
                </text:list-header>
              </text:list>
              <text:p text:style-name="P36">What do you see? </text:p>
            </text:list-item>
            <text:list-item>
              <text:p text:style-name="P36">Now execute the script using: </text:p>
              <text:list>
                <text:list-header>
                  <text:p text:style-name="P36">$ .   ./testShell.sh </text:p>
                </text:list-header>
              </text:list>
            </text:list-item>
            <text:list-item>
              <text:p text:style-name="P36">Execute again: </text:p>
              <text:list>
                <text:list-header>
                  <text:p text:style-name="P36">$ echo $XYZ </text:p>
                </text:list-header>
              </text:list>
              <text:p text:style-name="P30">What do you see? Explain the differenc<text:span text:style-name="T26">e</text:span> you observe in the two cases. <text:tab/></text:p>
            </text:list-item>
          </text:list>
          <text:p text:style-name="P31"><text:tab/><text:span text:style-name="T15">bobby@blade</text:span>:<text:span text:style-name="T15">~/cse/cse460/Lab2</text:span><text:span text:style-name="T16">$</text:span> chmod 755 testShell.sh </text:p>
        </text:list-item>
      </text:list>
      <text:p text:style-name="P23"><text:span text:style-name="T15"><text:tab/>bobby@blade</text:span>:<text:span text:style-name="T15">~/cse/cse460/Lab2</text:span><text:span text:style-name="T16">$</text:span> ./testShell.sh </text:p>
      <text:p text:style-name="P23"><text:span text:style-name="T15"><text:tab/>bobby@blade</text:span>:<text:span text:style-name="T15">~/cse/cse460/Lab2</text:span><text:span text:style-name="T16">$</text:span> echo $XYZ</text:p>
      <text:p text:style-name="P23"><text:tab/></text:p>
      <text:p text:style-name="P23"><text:span text:style-name="T15"><text:tab/>bobby@blade</text:span>:<text:span text:style-name="T15">~/cse/cse460/Lab2</text:span><text:span text:style-name="T16">$</text:span> . ./testShell.sh </text:p>
      <text:p text:style-name="P23"><text:span text:style-name="T15"><text:tab/>bobby@blade</text:span>:<text:span text:style-name="T15">~/cse/cse460/Lab2</text:span><text:span text:style-name="T16">$</text:span> echo $XYZ</text:p>
      <text:p text:style-name="P18"><text:tab/>2017</text:p>
      <text:p text:style-name="P19">Answer: </text:p>
      <text:p text:style-name="P19"><text:span text:style-name="T6"><text:tab/>When executing </text:span><text:span text:style-name="T10">the script without using a . before it, the variable, XYZ, was not being set in the current shell. When the script was ran with a . preceding it, the XYZ variable was properly set to 2017 within the same shell. This is why 2017 is only being printed in the second case.</text:span></text:p>
      <text:p text:style-name="P58"/>
      <text:p text:style-name="P58"/>
      <text:p text:style-name="P58"/>
      <text:p text:style-name="P58"/>
      <text:p text:style-name="P58"><text:soft-page-break/></text:p>
      <text:p text:style-name="P58"/>
      <text:p text:style-name="P65"><text:span text:style-name="T27">2. </text:span>AWK</text:p>
      <text:p text:style-name="P43"><text:span text:style-name="T32">Exercise:</text:span> Try the command: </text:p>
      <text:p text:style-name="Preformatted_20_Text"><text:s text:c="9"/>$ ps auxw | awk '{print $1 "\t\t" $2}'</text:p>
      <text:p text:style-name="P71"><text:s text:c="8"/></text:p>
      <text:p text:style-name="P71"><text:span text:style-name="T28">bobby@bobby-desktop:~/cse/cse460/Lab2$</text:span><text:span text:style-name="T29"> ps auxw | awk “{print $1 "\t\t" $2}”</text:span></text:p>
      <text:p text:style-name="P42">What do you see? What does the command do?</text:p>
      <text:p text:style-name="P56">Answer:</text:p>
      <text:p text:style-name="P61">This command prints out all processes USER and <text:span text:style-name="T30">P</text:span>ID.</text:p>
      <text:p text:style-name="P67"/>
      <text:p text:style-name="P65"/>
      <text:p text:style-name="P66">3. Viewing Processes</text:p>
      <text:p text:style-name="P19"><text:span text:style-name="T10">Now try the </text:span><text:span text:style-name="T11">nice</text:span><text:span text:style-name="T10"> and </text:span><text:span text:style-name="T11">renice</text:span><text:span text:style-name="T10"> command on one of your processes.</text:span></text:p>
      <text:p text:style-name="P54">bobby@blade:~/cse/cse460/Lab2$ nice ./a.out &amp;</text:p>
      <text:p text:style-name="P23">[1] 5618</text:p>
      <text:p text:style-name="P23"><text:span text:style-name="T15">bobby@blade</text:span>:<text:span text:style-name="T15">~/cse/cse460/Lab2</text:span><text:span text:style-name="T16">$</text:span> ps -l</text:p>
      <text:p text:style-name="P23">F S <text:s text:c="2"/>UID <text:s text:c="2"/>PID <text:s/>PPID <text:s/>C PRI <text:s/>NI ADDR SZ WCHAN <text:s/>TTY <text:s text:c="9"/>TIME CMD</text:p>
      <text:p text:style-name="P23">0 S <text:s/>1000 <text:s/>3590 <text:s/>2727 <text:s/>0 <text:s/>80 <text:s text:c="2"/>0 - <text:s/>6033 wait <text:s text:c="2"/>pts/1 <text:s text:c="3"/>00:00:00 bash</text:p>
      <text:p text:style-name="P23">0 R <text:s/>1000 <text:s/>5618 <text:s/>3590 99 <text:s/>90 <text:s/>10 - <text:s/>1094 - <text:s text:c="5"/>pts/1 <text:s text:c="3"/>00:00:09 a.out</text:p>
      <text:p text:style-name="P18">4 R <text:s/>1000 <text:s/>5619 <text:s/>3590 <text:s/>0 <text:s/>80 <text:s text:c="2"/>0 - <text:s/>7227 - <text:s text:c="5"/>pts/1 <text:s text:c="3"/>00:00:00 ps</text:p>
      <text:p text:style-name="P54"/>
      <text:p text:style-name="P20"><text:span text:style-name="T15">bobby@blade</text:span>:<text:span text:style-name="T15">~/cse/cse460/Lab2</text:span><text:span text:style-name="T16">$</text:span> renice 20 5504</text:p>
      <text:p text:style-name="P20">5504 (process ID) old priority 0, new priority 19</text:p>
      <text:p text:style-name="P23"><text:span text:style-name="T15">bobby@blade</text:span>:<text:span text:style-name="T15">~/cse/cse460/Lab2</text:span><text:span text:style-name="T16">$</text:span> ps -l</text:p>
      <text:p text:style-name="P23">F S <text:s text:c="2"/>UID <text:s text:c="2"/>PID <text:s/>PPID <text:s/>C PRI <text:s/>NI ADDR SZ WCHAN <text:s/>TTY <text:s text:c="9"/>TIME CMD</text:p>
      <text:p text:style-name="P23"><text:soft-page-break/>0 S <text:s/>1000 <text:s/>3590 <text:s/>2727 <text:s/>0 <text:s/>80 <text:s text:c="2"/>0 - <text:s/>6033 wait <text:s text:c="2"/>pts/1 <text:s text:c="3"/>00:00:00 bash</text:p>
      <text:p text:style-name="P23">0 R <text:s/>1000 <text:s/>5504 <text:s/>3590 99 <text:s/>99 <text:s/>19 - <text:s/>1094 - <text:s text:c="5"/>pts/1 <text:s text:c="3"/>00:01:28 a.out</text:p>
      <text:p text:style-name="P18">4 R <text:s/>1000 <text:s/>5538 <text:s/>3590 <text:s/>0 <text:s/>80 <text:s text:c="2"/>0 - <text:s/>7227 - <text:s text:c="5"/>pts/1 <text:s text:c="3"/>00:00:00 ps</text:p>
      <text:p text:style-name="P17"/>
      <text:p text:style-name="P66"/>
      <text:p text:style-name="P66">4. Starting New Processes</text:p>
      <text:p text:style-name="P68"><text:span text:style-name="T16">bobby@bobby-desktop:~/cse/cse460/Lab2$</text:span> vim test_system.cpp</text:p>
      <text:p text:style-name="P45"><text:span text:style-name="T15">bobby@bobby-desktop</text:span>:<text:span text:style-name="T15">~/cse/cse460/Lab2</text:span><text:span text:style-name="T16">$</text:span> g++ -o test_system test_system.cpp</text:p>
      <text:p text:style-name="P70"><text:span text:style-name="T15">bobby@bobby-desktop</text:span>:<text:span text:style-name="T15">~/cse/cse460/Lab2</text:span><text:span text:style-name="T16">$</text:span> ./test_system</text:p>
      <text:p text:style-name="P57">What do you see? Change the <text:span text:style-name="T15">system</text:span> statement in test_system.cpp to <text:span text:style-name="T15">system ( "ps -ax &amp;" );</text:span>. Compile and run it again. What happens? What does '&amp;' here do? </text:p>
      <text:p text:style-name="P55">Answer: </text:p>
      <text:p text:style-name="P62">The command prints all processes from the system. The -a option tells ps to list the processes of all users. The -x option adds processes that have no controlling terminal, such as daemons.</text:p>
      <text:p text:style-name="P62">When the command is ran with an &amp; symbol after it, it <text:span text:style-name="T31">does not finish and continues to run in the background.</text:span></text:p>
      <text:p text:style-name="P66">5. Shell Programming Practice</text:p>
      <text:p text:style-name="P63">What does the option "-v" in the <text:span text:style-name="T15">grep</text:span> command do? </text:p>
      <text:p text:style-name="P56">Answer: </text:p>
      <text:p text:style-name="P64">The -v option in the grep command searches for everything that does not fit the specified criteria.</text:p>
      <text:p text:style-name="P41">Now write a simple shell script named <text:span text:style-name="T17">terminateProcess</text:span> that does the following: </text:p>
      <text:list xml:id="list819402114" text:style-name="L4">
        <text:list-item>
          <text:p text:style-name="P40">It checks if the system has a process with the name specified; </text:p>
        </text:list-item>
        <text:list-item>
          <text:p text:style-name="P40">If it finds any of the processes, it kills all of them, reporting how many processes have been terminated, otherwise it echoes that no such process exists. </text:p>
        </text:list-item>
        <text:list-item>
          <text:p text:style-name="P40">Use your <text:span text:style-name="T17">robot</text:span> program to test your script. Run a few <text:span text:style-name="T17">robot</text:span> processes in the background (i.e. execute <text:span text:style-name="T17">robot &amp;</text:span> a few times). The command </text:p>
          <text:list>
            <text:list-header>
              <text:p text:style-name="P40"><text:soft-page-break/>$ <text:span text:style-name="T17">terminateProcess robot</text:span> </text:p>
            </text:list-header>
          </text:list>
          <text:p text:style-name="P32">should kill all the <text:span text:style-name="T17">robot</text:span> processes. </text:p>
        </text:list-item>
      </text:list>
      <text:p text:style-name="Text_20_body">Hint: Your script may have a statement segment similar to the following: </text:p>
      <text:p text:style-name="Preformatted_20_Text"><text:s text:c="8"/>for pid in $(ps -e -f | grep <text:s/>$1 | grep -v grep | grep -v $0 | awk '{print $2}')</text:p>
      <text:p text:style-name="Preformatted_20_Text"><text:s text:c="8"/>.…</text:p>
      <text:p text:style-name="Preformatted_20_Text"/>
      <text:p text:style-name="Preformatted_20_Text"/>
      <text:p text:style-name="P46">terminateProcess.sh:</text:p>
      <text:p text:style-name="P47"/>
      <text:p text:style-name="P13"><text:s text:c="8"/></text:p>
      <text:p text:style-name="P64">processCount=0</text:p>
      <text:p text:style-name="P64">id='robot' <text:span text:style-name="T34">#The name of the process to kill</text:span></text:p>
      <text:p text:style-name="P64">for pid in $(ps -e -f | grep $id | grep -v 'grep' |awk '{print $2}')</text:p>
      <text:p text:style-name="P64">do</text:p>
      <text:p text:style-name="P64">{</text:p>
      <text:p text:style-name="P64"><text:s text:c="8"/>kill $pid</text:p>
      <text:p text:style-name="P64"><text:s text:c="8"/>((processCount+=1))</text:p>
      <text:p text:style-name="P64">}</text:p>
      <text:p text:style-name="P64">done</text:p>
      <text:p text:style-name="P64">if(($processCount&gt;0));</text:p>
      <text:p text:style-name="P64">then</text:p>
      <text:p text:style-name="P64">{</text:p>
      <text:p text:style-name="P64"><text:s text:c="8"/>echo "The processes are deleted";</text:p>
      <text:p text:style-name="P64"><text:s text:c="8"/>echo $processCount;</text:p>
      <text:p text:style-name="P64">}</text:p>
      <text:p text:style-name="P64">else</text:p>
      <text:p text:style-name="P64">echo "There are no processes running"</text:p>
      <text:p text:style-name="P64">fi</text:p>
      <text:p text:style-name="P69"><text:soft-page-break/><text:span text:style-name="T15">bobby@bobby-desktop</text:span>:<text:span text:style-name="T15">~/cse/cse460/Lab2</text:span><text:span text:style-name="T16">$</text:span> ./robot &amp;</text:p>
      <text:p text:style-name="P45">[1] 9654</text:p>
      <text:p text:style-name="P45"><text:span text:style-name="T15">bobby@bobby-desktop</text:span>:<text:span text:style-name="T15">~/cse/cse460/Lab2</text:span><text:span text:style-name="T16">$</text:span> ./robot &amp;</text:p>
      <text:p text:style-name="P45">[2] 9655</text:p>
      <text:p text:style-name="P45"><text:span text:style-name="T15">bobby@bobby-desktop</text:span>:<text:span text:style-name="T15">~/cse/cse460/Lab2</text:span><text:span text:style-name="T16">$</text:span> ./robot &amp;</text:p>
      <text:p text:style-name="P45">[3] 9656</text:p>
      <text:p text:style-name="P45"><text:span text:style-name="T15">bobby@bobby-desktop</text:span>:<text:span text:style-name="T15">~/cse/cse460/Lab2</text:span><text:span text:style-name="T16">$</text:span> ./robot &amp;</text:p>
      <text:p text:style-name="P45">[4] 9657</text:p>
      <text:p text:style-name="P45"><text:span text:style-name="T15">bobby@bobby-desktop</text:span>:<text:span text:style-name="T15">~/cse/cse460/Lab2</text:span><text:span text:style-name="T16">$</text:span> ./robot &amp;</text:p>
      <text:p text:style-name="P45">[5] 9658</text:p>
      <text:p text:style-name="P45"><text:span text:style-name="T15">bobby@bobby-desktop</text:span>:<text:span text:style-name="T15">~/cse/cse460/Lab2</text:span><text:span text:style-name="T16">$</text:span> ps</text:p>
      <text:p text:style-name="P45"><text:s text:c="2"/>PID TTY <text:s text:c="9"/>TIME CMD</text:p>
      <text:p text:style-name="P45"><text:s/>2950 pts/0 <text:s text:c="3"/>00:00:00 bash</text:p>
      <text:p text:style-name="P45"><text:s/>9654 pts/0 <text:s text:c="3"/>00:00:06 robot</text:p>
      <text:p text:style-name="P45"><text:s/>9655 pts/0 <text:s text:c="3"/>00:00:04 robot</text:p>
      <text:p text:style-name="P45"><text:s/>9656 pts/0 <text:s text:c="3"/>00:00:03 robot</text:p>
      <text:p text:style-name="P45"><text:s/>9657 pts/0 <text:s text:c="3"/>00:00:03 robot</text:p>
      <text:p text:style-name="P45"><text:s/>9658 pts/0 <text:s text:c="3"/>00:00:02 robot</text:p>
      <text:p text:style-name="P70"><text:s/>9659 pts/0 <text:s text:c="3"/>00:00:00 ps</text:p>
      <text:p text:style-name="P70"/>
      <text:p text:style-name="P59">Running the terminateProcess script, which kills all robot processes that are currently running in the background.</text:p>
      <text:p text:style-name="P69"><text:span text:style-name="T15">bobby@bobby-desktop</text:span>:<text:span text:style-name="T15">~/cse/cse460/Lab2</text:span><text:span text:style-name="T16">$</text:span> ./terminateProcess.sh </text:p>
      <text:p text:style-name="P45">The processes are deleted</text:p>
      <text:p text:style-name="P45">5 <text:span text:style-name="T35"># The number of processes ended</text:span></text:p>
      <text:p text:style-name="P45">[1] <text:s text:c="2"/>Terminated <text:s text:c="13"/>./robot</text:p>
      <text:p text:style-name="P45">[2] <text:s text:c="2"/>Terminated <text:s text:c="13"/>./robot</text:p>
      <text:p text:style-name="P45">[3] <text:s text:c="2"/>Terminated <text:s text:c="13"/>./robot</text:p>
      <text:p text:style-name="P45">[4]- <text:s/>Terminated <text:s text:c="13"/>./robot</text:p>
      <text:p text:style-name="P45">[5]+ <text:s/>Terminated <text:s text:c="13"/>./robot</text:p>
      <text:p text:style-name="P45"><text:span text:style-name="T15">bobby@bobby-desktop</text:span>:<text:span text:style-name="T15">~/cse/cse460/Lab2</text:span><text:span text:style-name="T16">$</text:span> ps</text:p>
      <text:p text:style-name="P45"><text:s text:c="2"/>PID TTY <text:s text:c="9"/>TIME CMD</text:p>
      <text:p text:style-name="P45"><text:s/>2950 pts/0 <text:s text:c="3"/>00:00:00 bash</text:p>
      <text:p text:style-name="P70"><text:s/>9762 pts/0 <text:s text:c="3"/>00:00:00 ps</text:p>
      <text:p text:style-name="P60"/>
      <text:p text:style-name="P70"/>
      <text:p text:style-name="P69"/>
      <text:p text:style-name="P64"/>
      <text:p text:style-name="P64"/>
      <text:p text:style-name="P11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4:36:41.210002543</meta:creation-date>
    <dc:date>2019-04-11T20:02:32.893570332</dc:date>
    <meta:editing-duration>PT2H14M49S</meta:editing-duration>
    <meta:editing-cycles>29</meta:editing-cycles>
    <meta:generator>LibreOffice/6.0.7.3$Linux_X86_64 LibreOffice_project/00m0$Build-3</meta:generator>
    <meta:document-statistic meta:table-count="1" meta:image-count="0" meta:object-count="0" meta:page-count="8" meta:paragraph-count="197" meta:word-count="1149" meta:character-count="7373" meta:non-whitespace-character-count="5994"/>
  </office:meta>
</office:document-meta>
</file>